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text:soft-page-break/>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25T16:37:39.56</dc:date>
    <meta:editing-duration>PT20H39M3S</meta:editing-duration>
    <meta:editing-cycles>121</meta:editing-cycles>
    <meta:generator>LibreOffice/3.3$Win32 LibreOffice_project/330m19$Build-8</meta:generator>
    <meta:document-statistic meta:table-count="0" meta:image-count="0" meta:object-count="0" meta:page-count="21" meta:paragraph-count="414" meta:word-count="2924" meta:character-count="19154"/>
  </office:meta>
</office:document-meta>
</file>